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onsole.dum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Console.clearProbl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Console.getProbl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info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Lifecycle.consolesRemoved( IConsole [ ] conso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Console.rawlog( String msg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initializeStrea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vyConso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Console.appendLine( int level ,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Console.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Console.deprecated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end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createColor( Display display , String preferen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Console.getWa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setShowProgress( boolean prog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Console.endProgress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Lifecycle.consolesAdded( IConsole [ ] conso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Console.rawinfo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war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Console.show( boolean showNoMatterWh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Console.IvyCons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onsole.log( String msg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verbos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isShow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showCons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debu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.sumupProbl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Consol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